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Helvetica" svg:font-family="Helvetica, arial, nimbussansl, liberationsans, freesans, clean, sans-serif, 'Apple Color Emoji', 'Segoe UI Emoji', 'Segoe UI 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00%" fo:text-align="center" style:justify-single-word="false"/>
      <style:text-properties fo:color="#ffffff" fo:font-size="4.5pt" fo:font-weight="bold"/>
    </style:style>
    <style:style style:name="P2" style:family="paragraph" style:parent-style-name="Text_20_body">
      <style:paragraph-properties fo:margin-top="0cm" fo:margin-bottom="0cm"/>
    </style:style>
    <style:style style:name="P3" style:family="paragraph" style:parent-style-name="Text_20_body">
      <style:paragraph-properties fo:margin-left="0cm" fo:margin-right="0cm" style:line-height-at-least="0.476cm" fo:text-align="center" style:justify-single-word="false" fo:widows="1" fo:text-indent="0cm" style:auto-text-indent="false"/>
    </style:style>
    <style:style style:name="P4" style:family="paragraph" style:parent-style-name="Text_20_body" style:list-style-name="L1">
      <style:paragraph-properties fo:margin-top="0cm" fo:margin-bottom="0cm" style:line-height-at-least="0.358cm" fo:widows="1" fo:padding="0cm" fo:border="none"/>
    </style:style>
    <style:style style:name="T1" style:family="text">
      <style:text-properties fo:color="#3366cc" style:text-line-through-style="none" style:text-underline-style="none" style:text-blinking="false" fo:background-color="transparent"/>
    </style:style>
    <style:style style:name="T2" style:family="text">
      <style:text-properties fo:font-size="11pt" fo:language="en" fo:country="CA"/>
    </style:style>
    <style:style style:name="T3" style:family="text">
      <style:text-properties fo:font-variant="normal" fo:text-transform="none" fo:color="#373737" style:font-name="Helvetica Neue" fo:font-size="8.44999980926514pt" fo:letter-spacing="normal" fo:font-style="normal" fo:font-weight="normal"/>
    </style:style>
    <style:style style:name="T4" style:family="text">
      <style:text-properties fo:font-variant="normal" fo:text-transform="none" fo:color="#4078c0" style:font-name="Helvetica" fo:font-size="7.90000009536743pt" fo:letter-spacing="normal" fo:font-style="normal" style:text-underline-style="solid" style:text-underline-width="auto" style:text-underline-color="font-color" fo:font-weight="normal" fo:background-color="transparent"/>
    </style:style>
    <style:style style:name="T5" style:family="text">
      <style:text-properties fo:font-variant="normal" fo:text-transform="none" fo:color="#333333" style:font-name="Helvetica" fo:font-size="7.90000009536743pt" fo:letter-spacing="normal" fo:font-style="normal"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ar colleague,</text:p>
      <text:p text:style-name="Text_20_body">I am writing to you on behalf of the R Foundation Task Force on Women (<text:a xlink:type="simple" xlink:href="http://forwards.github.io/" office:target-frame-name="_blank" xlink:show="new">http://forwards.github.io/</text:a>).<text:line-break/>Our aims are to improve the representation and prominence of female R programmers in our community and to support a more diverse community over all.</text:p>
      <text:p text:style-name="Text_20_body">One of our goals is to encourage contributed talks from women at the next R useR! conference that will be held at Stanford University from the 27 to the 30 of June 2016.</text:p>
      <text:p text:style-name="Text_20_body">We would like to ask you if you would be willing to encourage your colleagues or friends to submit an abstract and to participate in the conference? Of course, we do hope that you will participate in the conference as well.</text:p>
      <text:p text:style-name="Text_20_body">Please, feel free to send us your comments on these issues,<text:line-break/>Thank you very much for your help,<text:line-break/>With best regards,</text:p>
      <text:p text:style-name="Text_20_body">Julie from the women taskforce.</text:p>
      <text:p text:style-name="Text_20_body">In addition, let me know if you do plan to attend the conference, in such a way that I  may contact you later to ask for your help in chairing some sessions.</text:p>
      <text:p text:style-name="Text_20_body">### Among others mail sent to:<text:line-break/>Jennifer Bobb (jbobb@hsph.harvard.edu public health, <text:a xlink:type="simple" xlink:href="http://www.hsph.harvard.edu/jennifer-bobb/" office:target-frame-name="_blank" xlink:show="new">http://www.hsph.harvard.edu/jennifer-bobb/</text:a>)<text:line-break/>Sandy Griffith (griffis5@ccf.org biostats, <text:a xlink:type="simple" xlink:href="http://www.sandradgriffith.com/" office:target-frame-name="_blank" xlink:show="new">http://www.sandradgriffith.com/</text:a>)<text:line-break/>Heike Hoffmann (graphics, <text:a xlink:type="simple" xlink:href="http://hofmann.public.iastate.edu/" office:target-frame-name="_blank" xlink:show="new">http://hofmann.public.iastate.edu/</text:a>)<text:line-break/>Amelia McNamara (amelia.mcnamara@stat.ucla.edu statistical education, <text:a xlink:type="simple" xlink:href="http://www.science.smith.edu/%7Eamcnamara/" office:target-frame-name="_blank" xlink:show="new">http://www.science.smith.edu/~amcnamara/</text:a>)<text:line-break/>Elea McDonnell Feit (<draw:frame draw:style-name="fr1" draw:name="Cadre1" text:anchor-type="char" svg:width="0.041cm" draw:z-index="0"><draw:text-box fo:min-height="0.041cm"><text:p text:style-name="P1">email</text:p></draw:text-box></draw:frame><text:a xlink:type="simple" xlink:href="mailto:emf75@drexel.edu"><text:span text:style-name="T1">emf75@drexel.edu</text:span></text:a> marketing, <text:a xlink:type="simple" xlink:href="http://www.lebow.drexel.edu/people/eleafeit" office:target-frame-name="_blank" xlink:show="new">http://www.lebow.drexel.edu/people/eleafeit</text:a>)<text:line-break/>Isabella Ghement ( </text:p>
      <text:p text:style-name="P2"><text:a xlink:type="simple" xlink:href="mailto:isabella@ghement.ca"><text:span text:style-name="T2">isabella@ghement.ca</text:span></text:a></text:p>
      <text:p text:style-name="P3">general applied statistics, <text:a xlink:type="simple" xlink:href="http://www.ghement.ca/aboutus.html" office:target-frame-name="_blank" xlink:show="new">http://www.ghement.ca/aboutus.html</text:a>)<text:line-break/>Hilary Parker (<text:span text:style-name="T3">hilary@etsy.com </text:span>data science, student of Jeff Leek <text:a xlink:type="simple" xlink:href="http://hilaryparker.com/about-hilary-parker/" office:target-frame-name="_blank" xlink:show="new">http://hilaryparker.com/about-hilary-parker/</text:a>)<text:line-break/>Kate Mullen (PC member last year, physics/chemometrics, stat computing, <text:a xlink:type="simple" xlink:href="http://directory.stat.ucla.edu/katharine-mullen" office:target-frame-name="_blank" xlink:show="new">http://directory.stat.ucla.edu/katharine-mullen</text:a>)<text:line-break/>Gabriela de Queiroz (</text:p>
      <text:list xml:id="list1476242467609259913" text:style-name="L1">
        <text:list-item>
          <text:p text:style-name="P4"><text:a xlink:type="simple" xlink:href="mailto:%67%61%62%69%64%65%71%75%65%69%72%6F%7A@%67%6D%61%69%6C.%63%6F%6D"><text:span text:style-name="T4">gabidequeiroz@gmail.com</text:span></text:a><text:span text:style-name="T5"> </text:span></text:p>
        </text:list-item>
      </text:list>
      <text:p text:style-name="Text_20_body">data science, <text:a xlink:type="simple" xlink:href="https://about.me/gdequeiroz" office:target-frame-name="_blank" xlink:show="new">https://about.me/gdequeiroz</text:a>)<text:line-break/>Vivian Shangxuan Zhang (vivian.stanford@gmail.com, data science, <text:a xlink:type="simple" xlink:href="https://www.linkedin.com/in/shangxuanzhang" office:target-frame-name="_blank" xlink:show="new">https://www.linkedin.com/in/shangxuanzhang</text:a>)<text:line-break/>Mine Çetinkaya-Rundel (mine@stat.duke.edu statistical education, <text:a xlink:type="simple" xlink:href="https://stat.duke.edu/%7Emc301/" office:target-frame-name="_blank" xlink:show="new">https://stat.duke.edu/~mc301/</text:a>)<text:line-break/>Nicole Radziwill (quality management <text:a xlink:type="simple" xlink:href="http://qualityandinnovation.com/about/" office:target-frame-name="_blank" xlink:show="new">http://qualityandinnovation.com/about/</text:a>)<text:line-break/>Olivia Lau (data science, <text:a xlink:type="simple" xlink:href="https://www.linkedin.com/in/olivialau" office:target-frame-name="_blank" xlink:show="new">https://www.linkedin.com/in/olivialau</text:a>)<text:line-break/>Claudia Beleites (claudia.beleites@ipht-jena.de chemometrie at beleites.de)<text:line-break/>Karline Soetaert (karline.soetaert at nioz.nl)<text:line-break/>Kate Mullen (katharine.mullen@stat.ucla.edu0<text:line-break/>Aimie Gott (agott@mango-solutions.com)<text:line-break/>Steph Locke (stephanie.g.locke at gmail.co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Helvetica" svg:font-family="Helvetica, arial, nimbussansl, liberationsans, freesans, clean, sans-serif, 'Apple Color Emoji', 'Segoe UI Emoji', 'Segoe UI 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josse</meta:initial-creator>
    <meta:creation-date>2016-02-23T17:25:53</meta:creation-date>
    <dc:date>2017-08-02T07:53:04</dc:date>
    <dc:creator>julie josse</dc:creator>
    <meta:editing-duration>PT23H11M56S</meta:editing-duration>
    <meta:editing-cycles>3</meta:editing-cycles>
    <meta:generator>OpenOffice/4.0.1$Unix OpenOffice.org_project/401m5$Build-9714</meta:generator>
    <meta:document-statistic meta:table-count="0" meta:image-count="0" meta:object-count="0" meta:page-count="1" meta:paragraph-count="13" meta:word-count="291" meta:character-count="2455"/>
  </office:meta>
</office:document-meta>
</file>